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72cm" svg:y="34.65cm">
            <draw:object draw:notify-on-update-of-ranges="Sheet1.B67:Sheet1.G67 Sheet1.B68:Sheet1.G68 Sheet1.B74:Sheet1.G7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9.627cm" svg:y="30.247cm">
            <draw:object draw:notify-on-update-of-ranges="Sheet1.B67:Sheet1.G67 Sheet1.B68:Sheet1.G6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ventionne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002294" calcext:value-type="float">
            <text:p>0.002294</text:p>
          </table:table-cell>
          <table:table-cell office:value-type="float" office:value="0.009971" calcext:value-type="float">
            <text:p>0.009971</text:p>
          </table:table-cell>
          <table:table-cell office:value-type="float" office:value="0.080927" calcext:value-type="float">
            <text:p>0.080927</text:p>
          </table:table-cell>
          <table:table-cell office:value-type="float" office:value="0.601064" calcext:value-type="float">
            <text:p>0.601064</text:p>
          </table:table-cell>
          <table:table-cell office:value-type="float" office:value="5.01798" calcext:value-type="float">
            <text:p>5.01798</text:p>
          </table:table-cell>
          <table:table-cell office:value-type="float" office:value="46.145" calcext:value-type="float">
            <text:p>46.145</text:p>
          </table:table-cell>
        </table:table-row>
        <table:table-row table:style-name="ro1">
          <table:table-cell/>
          <table:table-cell office:value-type="float" office:value="0.004159" calcext:value-type="float">
            <text:p>0.004159</text:p>
          </table:table-cell>
          <table:table-cell office:value-type="float" office:value="0.009931" calcext:value-type="float">
            <text:p>0.009931</text:p>
          </table:table-cell>
          <table:table-cell office:value-type="float" office:value="0.08115" calcext:value-type="float">
            <text:p>0.08115</text:p>
          </table:table-cell>
          <table:table-cell office:value-type="float" office:value="0.638452" calcext:value-type="float">
            <text:p>0.638452</text:p>
          </table:table-cell>
          <table:table-cell office:value-type="float" office:value="4.95825" calcext:value-type="float">
            <text:p>4.95825</text:p>
          </table:table-cell>
          <table:table-cell office:value-type="float" office:value="45.1412" calcext:value-type="float">
            <text:p>45.1412</text:p>
          </table:table-cell>
        </table:table-row>
        <table:table-row table:style-name="ro1">
          <table:table-cell/>
          <table:table-cell office:value-type="float" office:value="0.001509" calcext:value-type="float">
            <text:p>0.001509</text:p>
          </table:table-cell>
          <table:table-cell office:value-type="float" office:value="0.009963" calcext:value-type="float">
            <text:p>0.009963</text:p>
          </table:table-cell>
          <table:table-cell office:value-type="float" office:value="0.08083" calcext:value-type="float">
            <text:p>0.08083</text:p>
          </table:table-cell>
          <table:table-cell office:value-type="float" office:value="0.609556" calcext:value-type="float">
            <text:p>0.609556</text:p>
          </table:table-cell>
          <table:table-cell office:value-type="float" office:value="5.31043" calcext:value-type="float">
            <text:p>5.31043</text:p>
          </table:table-cell>
          <table:table-cell office:value-type="float" office:value="45.5155" calcext:value-type="float">
            <text:p>45.5155</text:p>
          </table:table-cell>
        </table:table-row>
        <table:table-row table:style-name="ro1">
          <table:table-cell/>
          <table:table-cell office:value-type="float" office:value="0.001588" calcext:value-type="float">
            <text:p>0.001588</text:p>
          </table:table-cell>
          <table:table-cell office:value-type="float" office:value="0.009931" calcext:value-type="float">
            <text:p>0.009931</text:p>
          </table:table-cell>
          <table:table-cell office:value-type="float" office:value="0.07903" calcext:value-type="float">
            <text:p>0.07903</text:p>
          </table:table-cell>
          <table:table-cell office:value-type="float" office:value="0.614212" calcext:value-type="float">
            <text:p>0.614212</text:p>
          </table:table-cell>
          <table:table-cell office:value-type="float" office:value="5.2299" calcext:value-type="float">
            <text:p>5.2299</text:p>
          </table:table-cell>
          <table:table-cell office:value-type="float" office:value="45.2496" calcext:value-type="float">
            <text:p>45.2496</text:p>
          </table:table-cell>
        </table:table-row>
        <table:table-row table:style-name="ro1">
          <table:table-cell/>
          <table:table-cell office:value-type="float" office:value="0.00165" calcext:value-type="float">
            <text:p>0.00165</text:p>
          </table:table-cell>
          <table:table-cell office:value-type="float" office:value="0.009689" calcext:value-type="float">
            <text:p>0.009689</text:p>
          </table:table-cell>
          <table:table-cell office:value-type="float" office:value="0.079957" calcext:value-type="float">
            <text:p>0.079957</text:p>
          </table:table-cell>
          <table:table-cell office:value-type="float" office:value="0.606986" calcext:value-type="float">
            <text:p>0.606986</text:p>
          </table:table-cell>
          <table:table-cell office:value-type="float" office:value="4.97496" calcext:value-type="float">
            <text:p>4.97496</text:p>
          </table:table-cell>
          <table:table-cell office:value-type="float" office:value="45.0191" calcext:value-type="float">
            <text:p>45.0191</text:p>
          </table:table-cell>
        </table:table-row>
        <table:table-row table:style-name="ro1">
          <table:table-cell/>
          <table:table-cell office:value-type="float" office:value="0.001889" calcext:value-type="float">
            <text:p>0.001889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83308" calcext:value-type="float">
            <text:p>0.083308</text:p>
          </table:table-cell>
          <table:table-cell office:value-type="float" office:value="0.605291" calcext:value-type="float">
            <text:p>0.605291</text:p>
          </table:table-cell>
          <table:table-cell office:value-type="float" office:value="4.87864" calcext:value-type="float">
            <text:p>4.87864</text:p>
          </table:table-cell>
          <table:table-cell office:value-type="float" office:value="46.6244" calcext:value-type="float">
            <text:p>46.6244</text:p>
          </table:table-cell>
        </table:table-row>
        <table:table-row table:style-name="ro1">
          <table:table-cell/>
          <table:table-cell office:value-type="float" office:value="0.001641" calcext:value-type="float">
            <text:p>0.001641</text:p>
          </table:table-cell>
          <table:table-cell office:value-type="float" office:value="0.009588" calcext:value-type="float">
            <text:p>0.009588</text:p>
          </table:table-cell>
          <table:table-cell office:value-type="float" office:value="0.078456" calcext:value-type="float">
            <text:p>0.078456</text:p>
          </table:table-cell>
          <table:table-cell office:value-type="float" office:value="0.601169" calcext:value-type="float">
            <text:p>0.601169</text:p>
          </table:table-cell>
          <table:table-cell office:value-type="float" office:value="4.9687" calcext:value-type="float">
            <text:p>4.9687</text:p>
          </table:table-cell>
          <table:table-cell office:value-type="float" office:value="45.2157" calcext:value-type="float">
            <text:p>45.2157</text:p>
          </table:table-cell>
        </table:table-row>
        <table:table-row table:style-name="ro1">
          <table:table-cell/>
          <table:table-cell office:value-type="float" office:value="0.001786" calcext:value-type="float">
            <text:p>0.001786</text:p>
          </table:table-cell>
          <table:table-cell office:value-type="float" office:value="0.009517" calcext:value-type="float">
            <text:p>0.009517</text:p>
          </table:table-cell>
          <table:table-cell office:value-type="float" office:value="0.077675" calcext:value-type="float">
            <text:p>0.077675</text:p>
          </table:table-cell>
          <table:table-cell office:value-type="float" office:value="0.61056" calcext:value-type="float">
            <text:p>0.61056</text:p>
          </table:table-cell>
          <table:table-cell office:value-type="float" office:value="4.99087" calcext:value-type="float">
            <text:p>4.99087</text:p>
          </table:table-cell>
          <table:table-cell office:value-type="float" office:value="45.8647" calcext:value-type="float">
            <text:p>45.8647</text:p>
          </table:table-cell>
        </table:table-row>
        <table:table-row table:style-name="ro1">
          <table:table-cell/>
          <table:table-cell office:value-type="float" office:value="0.001518" calcext:value-type="float">
            <text:p>0.001518</text:p>
          </table:table-cell>
          <table:table-cell office:value-type="float" office:value="0.009647" calcext:value-type="float">
            <text:p>0.009647</text:p>
          </table:table-cell>
          <table:table-cell office:value-type="float" office:value="0.080806" calcext:value-type="float">
            <text:p>0.080806</text:p>
          </table:table-cell>
          <table:table-cell office:value-type="float" office:value="0.637347" calcext:value-type="float">
            <text:p>0.637347</text:p>
          </table:table-cell>
          <table:table-cell office:value-type="float" office:value="5.16301" calcext:value-type="float">
            <text:p>5.16301</text:p>
          </table:table-cell>
          <table:table-cell office:value-type="float" office:value="45.7877" calcext:value-type="float">
            <text:p>45.7877</text:p>
          </table:table-cell>
        </table:table-row>
        <table:table-row table:style-name="ro1">
          <table:table-cell/>
          <table:table-cell office:value-type="float" office:value="0.001551" calcext:value-type="float">
            <text:p>0.001551</text:p>
          </table:table-cell>
          <table:table-cell office:value-type="float" office:value="0.00969" calcext:value-type="float">
            <text:p>0.00969</text:p>
          </table:table-cell>
          <table:table-cell office:value-type="float" office:value="0.078334" calcext:value-type="float">
            <text:p>0.078334</text:p>
          </table:table-cell>
          <table:table-cell office:value-type="float" office:value="0.664179" calcext:value-type="float">
            <text:p>0.664179</text:p>
          </table:table-cell>
          <table:table-cell office:value-type="float" office:value="4.95167" calcext:value-type="float">
            <text:p>4.95167</text:p>
          </table:table-cell>
          <table:table-cell office:value-type="float" office:value="45.719" calcext:value-type="float">
            <text:p>45.719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11])" office:value-type="float" office:value="0.0019585" calcext:value-type="float">
            <text:p>0.0019585</text:p>
          </table:table-cell>
          <table:table-cell table:formula="of:=AVERAGE([.C2:.C11])" office:value-type="float" office:value="0.0097515" calcext:value-type="float">
            <text:p>0.0097515</text:p>
          </table:table-cell>
          <table:table-cell table:formula="of:=AVERAGE([.D2:.D11])" office:value-type="float" office:value="0.0800473" calcext:value-type="float">
            <text:p>0.0800473</text:p>
          </table:table-cell>
          <table:table-cell table:formula="of:=AVERAGE([.E2:.E11])" office:value-type="float" office:value="0.6188816" calcext:value-type="float">
            <text:p>0.6188816</text:p>
          </table:table-cell>
          <table:table-cell table:formula="of:=AVERAGE([.F2:.F11])" office:value-type="float" office:value="5.044441" calcext:value-type="float">
            <text:p>5.044441</text:p>
          </table:table-cell>
          <table:table-cell table:formula="of:=AVERAGE([.G2:.G11])" office:value-type="float" office:value="45.62819" calcext:value-type="float">
            <text:p>45.628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ssen 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155575" calcext:value-type="float">
            <text:p>0.155575</text:p>
          </table:table-cell>
          <table:table-cell office:value-type="float" office:value="1.1275" calcext:value-type="float">
            <text:p>1.1275</text:p>
          </table:table-cell>
          <table:table-cell office:value-type="float" office:value="7.98266" calcext:value-type="float">
            <text:p>7.98266</text:p>
          </table:table-cell>
          <table:table-cell office:value-type="float" office:value="54.5408" calcext:value-type="float">
            <text:p>54.5408</text:p>
          </table:table-cell>
          <table:table-cell office:value-type="float" office:value="381.543" calcext:value-type="float">
            <text:p>381.543</text:p>
          </table:table-cell>
          <table:table-cell office:value-type="float" office:value="2609.86" calcext:value-type="float">
            <text:p>2609.86</text:p>
          </table:table-cell>
        </table:table-row>
        <table:table-row table:style-name="ro1">
          <table:table-cell/>
          <table:table-cell office:value-type="float" office:value="0.192115" calcext:value-type="float">
            <text:p>0.192115</text:p>
          </table:table-cell>
          <table:table-cell office:value-type="float" office:value="1.15857" calcext:value-type="float">
            <text:p>1.15857</text:p>
          </table:table-cell>
          <table:table-cell office:value-type="float" office:value="7.98509" calcext:value-type="float">
            <text:p>7.98509</text:p>
          </table:table-cell>
          <table:table-cell office:value-type="float" office:value="53.8934" calcext:value-type="float">
            <text:p>53.8934</text:p>
          </table:table-cell>
          <table:table-cell office:value-type="float" office:value="379.85" calcext:value-type="float">
            <text:p>379.85</text:p>
          </table:table-cell>
          <table:table-cell office:value-type="float" office:value="2607.24" calcext:value-type="float">
            <text:p>2607.24</text:p>
          </table:table-cell>
        </table:table-row>
        <table:table-row table:style-name="ro1">
          <table:table-cell/>
          <table:table-cell office:value-type="float" office:value="0.164928" calcext:value-type="float">
            <text:p>0.164928</text:p>
          </table:table-cell>
          <table:table-cell office:value-type="float" office:value="1.13697" calcext:value-type="float">
            <text:p>1.13697</text:p>
          </table:table-cell>
          <table:table-cell office:value-type="float" office:value="7.81898" calcext:value-type="float">
            <text:p>7.81898</text:p>
          </table:table-cell>
          <table:table-cell office:value-type="float" office:value="54.1613" calcext:value-type="float">
            <text:p>54.1613</text:p>
          </table:table-cell>
          <table:table-cell office:value-type="float" office:value="385.644" calcext:value-type="float">
            <text:p>385.644</text:p>
          </table:table-cell>
          <table:table-cell office:value-type="float" office:value="2608.14" calcext:value-type="float">
            <text:p>2608.14</text:p>
          </table:table-cell>
        </table:table-row>
        <table:table-row table:style-name="ro1">
          <table:table-cell/>
          <table:table-cell office:value-type="float" office:value="0.159291" calcext:value-type="float">
            <text:p>0.159291</text:p>
          </table:table-cell>
          <table:table-cell office:value-type="float" office:value="1.12613" calcext:value-type="float">
            <text:p>1.12613</text:p>
          </table:table-cell>
          <table:table-cell office:value-type="float" office:value="7.7575" calcext:value-type="float">
            <text:p>7.7575</text:p>
          </table:table-cell>
          <table:table-cell office:value-type="float" office:value="53.8779" calcext:value-type="float">
            <text:p>53.8779</text:p>
          </table:table-cell>
          <table:table-cell office:value-type="float" office:value="383.603" calcext:value-type="float">
            <text:p>383.603</text:p>
          </table:table-cell>
          <table:table-cell office:value-type="float" office:value="2605.18" calcext:value-type="float">
            <text:p>2605.18</text:p>
          </table:table-cell>
        </table:table-row>
        <table:table-row table:style-name="ro1">
          <table:table-cell/>
          <table:table-cell office:value-type="float" office:value="0.192682" calcext:value-type="float">
            <text:p>0.192682</text:p>
          </table:table-cell>
          <table:table-cell office:value-type="float" office:value="1.13376" calcext:value-type="float">
            <text:p>1.13376</text:p>
          </table:table-cell>
          <table:table-cell office:value-type="float" office:value="7.76228" calcext:value-type="float">
            <text:p>7.76228</text:p>
          </table:table-cell>
          <table:table-cell office:value-type="float" office:value="54.2189" calcext:value-type="float">
            <text:p>54.2189</text:p>
          </table:table-cell>
          <table:table-cell office:value-type="float" office:value="384.675" calcext:value-type="float">
            <text:p>384.675</text:p>
          </table:table-cell>
          <table:table-cell office:value-type="float" office:value="2607.46" calcext:value-type="float">
            <text:p>2607.46</text:p>
          </table:table-cell>
        </table:table-row>
        <table:table-row table:style-name="ro1">
          <table:table-cell/>
          <table:table-cell office:value-type="float" office:value="0.163647" calcext:value-type="float">
            <text:p>0.163647</text:p>
          </table:table-cell>
          <table:table-cell office:value-type="float" office:value="1.14914" calcext:value-type="float">
            <text:p>1.14914</text:p>
          </table:table-cell>
          <table:table-cell office:value-type="float" office:value="9.67049" calcext:value-type="float">
            <text:p>9.67049</text:p>
          </table:table-cell>
          <table:table-cell office:value-type="float" office:value="53.948" calcext:value-type="float">
            <text:p>53.948</text:p>
          </table:table-cell>
          <table:table-cell office:value-type="float" office:value="382.601" calcext:value-type="float">
            <text:p>382.601</text:p>
          </table:table-cell>
          <table:table-cell office:value-type="float" office:value="2606.28" calcext:value-type="float">
            <text:p>2606.28</text:p>
          </table:table-cell>
        </table:table-row>
        <table:table-row table:style-name="ro1">
          <table:table-cell/>
          <table:table-cell office:value-type="float" office:value="0.171068" calcext:value-type="float">
            <text:p>0.171068</text:p>
          </table:table-cell>
          <table:table-cell office:value-type="float" office:value="1.13543" calcext:value-type="float">
            <text:p>1.13543</text:p>
          </table:table-cell>
          <table:table-cell office:value-type="float" office:value="7.71554" calcext:value-type="float">
            <text:p>7.71554</text:p>
          </table:table-cell>
          <table:table-cell office:value-type="float" office:value="53.9732" calcext:value-type="float">
            <text:p>53.9732</text:p>
          </table:table-cell>
          <table:table-cell office:value-type="float" office:value="385.533" calcext:value-type="float">
            <text:p>385.533</text:p>
          </table:table-cell>
          <table:table-cell office:value-type="float" office:value="2603.45" calcext:value-type="float">
            <text:p>2603.45</text:p>
          </table:table-cell>
        </table:table-row>
        <table:table-row table:style-name="ro1">
          <table:table-cell/>
          <table:table-cell office:value-type="float" office:value="0.161728" calcext:value-type="float">
            <text:p>0.161728</text:p>
          </table:table-cell>
          <table:table-cell office:value-type="float" office:value="1.11829" calcext:value-type="float">
            <text:p>1.11829</text:p>
          </table:table-cell>
          <table:table-cell office:value-type="float" office:value="7.72669" calcext:value-type="float">
            <text:p>7.72669</text:p>
          </table:table-cell>
          <table:table-cell office:value-type="float" office:value="54.4884" calcext:value-type="float">
            <text:p>54.4884</text:p>
          </table:table-cell>
          <table:table-cell office:value-type="float" office:value="384.485" calcext:value-type="float">
            <text:p>384.485</text:p>
          </table:table-cell>
          <table:table-cell office:value-type="float" office:value="2600.88" calcext:value-type="float">
            <text:p>2600.88</text:p>
          </table:table-cell>
        </table:table-row>
        <table:table-row table:style-name="ro1">
          <table:table-cell/>
          <table:table-cell office:value-type="float" office:value="0.155866" calcext:value-type="float">
            <text:p>0.155866</text:p>
          </table:table-cell>
          <table:table-cell office:value-type="float" office:value="1.11318" calcext:value-type="float">
            <text:p>1.11318</text:p>
          </table:table-cell>
          <table:table-cell office:value-type="float" office:value="7.82244" calcext:value-type="float">
            <text:p>7.82244</text:p>
          </table:table-cell>
          <table:table-cell office:value-type="float" office:value="54.2562" calcext:value-type="float">
            <text:p>54.2562</text:p>
          </table:table-cell>
          <table:table-cell office:value-type="float" office:value="380.266" calcext:value-type="float">
            <text:p>380.266</text:p>
          </table:table-cell>
          <table:table-cell office:value-type="float" office:value="2604.71" calcext:value-type="float">
            <text:p>2604.71</text:p>
          </table:table-cell>
        </table:table-row>
        <table:table-row table:style-name="ro1">
          <table:table-cell/>
          <table:table-cell office:value-type="float" office:value="0.157552" calcext:value-type="float">
            <text:p>0.157552</text:p>
          </table:table-cell>
          <table:table-cell office:value-type="float" office:value="1.14469" calcext:value-type="float">
            <text:p>1.14469</text:p>
          </table:table-cell>
          <table:table-cell office:value-type="float" office:value="8.0593" calcext:value-type="float">
            <text:p>8.0593</text:p>
          </table:table-cell>
          <table:table-cell office:value-type="float" office:value="54.1009" calcext:value-type="float">
            <text:p>54.1009</text:p>
          </table:table-cell>
          <table:table-cell office:value-type="float" office:value="385.617" calcext:value-type="float">
            <text:p>385.617</text:p>
          </table:table-cell>
          <table:table-cell office:value-type="float" office:value="2608.65" calcext:value-type="float">
            <text:p>2608.65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15:.B24])" office:value-type="float" office:value="0.1674452" calcext:value-type="float">
            <text:p>0.1674452</text:p>
          </table:table-cell>
          <table:table-cell table:formula="of:=AVERAGE([.C15:.C24])" office:value-type="float" office:value="1.134366" calcext:value-type="float">
            <text:p>1.134366</text:p>
          </table:table-cell>
          <table:table-cell table:formula="of:=AVERAGE([.D15:.D24])" office:value-type="float" office:value="8.030097" calcext:value-type="float">
            <text:p>8.030097</text:p>
          </table:table-cell>
          <table:table-cell table:formula="of:=AVERAGE([.E15:.E24])" office:value-type="float" office:value="54.1459" calcext:value-type="float">
            <text:p>54.1459</text:p>
          </table:table-cell>
          <table:table-cell table:formula="of:=AVERAGE([.F15:.F24])" office:value-type="float" office:value="383.3817" calcext:value-type="float">
            <text:p>383.3817</text:p>
          </table:table-cell>
          <table:table-cell table:formula="of:=AVERAGE([.G15:.G24])" office:value-type="float" office:value="2606.185" calcext:value-type="float">
            <text:p>2606.1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ssen 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002203" calcext:value-type="float">
            <text:p>0.002203</text:p>
          </table:table-cell>
          <table:table-cell office:value-type="float" office:value="0.010669" calcext:value-type="float">
            <text:p>0.010669</text:p>
          </table:table-cell>
          <table:table-cell office:value-type="float" office:value="0.075214" calcext:value-type="float">
            <text:p>0.075214</text:p>
          </table:table-cell>
          <table:table-cell office:value-type="float" office:value="0.556436" calcext:value-type="float">
            <text:p>0.556436</text:p>
          </table:table-cell>
          <table:table-cell office:value-type="float" office:value="3.87211" calcext:value-type="float">
            <text:p>3.87211</text:p>
          </table:table-cell>
          <table:table-cell office:value-type="float" office:value="28.0742" calcext:value-type="float">
            <text:p>28.0742</text:p>
          </table:table-cell>
        </table:table-row>
        <table:table-row table:style-name="ro1">
          <table:table-cell/>
          <table:table-cell office:value-type="float" office:value="0.002138" calcext:value-type="float">
            <text:p>0.002138</text:p>
          </table:table-cell>
          <table:table-cell office:value-type="float" office:value="0.010622" calcext:value-type="float">
            <text:p>0.010622</text:p>
          </table:table-cell>
          <table:table-cell office:value-type="float" office:value="0.077925" calcext:value-type="float">
            <text:p>0.077925</text:p>
          </table:table-cell>
          <table:table-cell office:value-type="float" office:value="0.523854" calcext:value-type="float">
            <text:p>0.523854</text:p>
          </table:table-cell>
          <table:table-cell office:value-type="float" office:value="3.87127" calcext:value-type="float">
            <text:p>3.87127</text:p>
          </table:table-cell>
          <table:table-cell office:value-type="float" office:value="27.9154" calcext:value-type="float">
            <text:p>27.9154</text:p>
          </table:table-cell>
        </table:table-row>
        <table:table-row table:style-name="ro1">
          <table:table-cell/>
          <table:table-cell office:value-type="float" office:value="0.002203" calcext:value-type="float">
            <text:p>0.002203</text:p>
          </table:table-cell>
          <table:table-cell office:value-type="float" office:value="0.010655" calcext:value-type="float">
            <text:p>0.010655</text:p>
          </table:table-cell>
          <table:table-cell office:value-type="float" office:value="0.075238" calcext:value-type="float">
            <text:p>0.075238</text:p>
          </table:table-cell>
          <table:table-cell office:value-type="float" office:value="0.53909" calcext:value-type="float">
            <text:p>0.53909</text:p>
          </table:table-cell>
          <table:table-cell office:value-type="float" office:value="4.0211" calcext:value-type="float">
            <text:p>4.0211</text:p>
          </table:table-cell>
          <table:table-cell office:value-type="float" office:value="28.1338" calcext:value-type="float">
            <text:p>28.1338</text:p>
          </table:table-cell>
        </table:table-row>
        <table:table-row table:style-name="ro1">
          <table:table-cell/>
          <table:table-cell office:value-type="float" office:value="0.002092" calcext:value-type="float">
            <text:p>0.002092</text:p>
          </table:table-cell>
          <table:table-cell office:value-type="float" office:value="0.010589" calcext:value-type="float">
            <text:p>0.010589</text:p>
          </table:table-cell>
          <table:table-cell office:value-type="float" office:value="0.076679" calcext:value-type="float">
            <text:p>0.076679</text:p>
          </table:table-cell>
          <table:table-cell office:value-type="float" office:value="0.585435" calcext:value-type="float">
            <text:p>0.585435</text:p>
          </table:table-cell>
          <table:table-cell office:value-type="float" office:value="3.92163" calcext:value-type="float">
            <text:p>3.92163</text:p>
          </table:table-cell>
          <table:table-cell office:value-type="float" office:value="27.2679" calcext:value-type="float">
            <text:p>27.2679</text:p>
          </table:table-cell>
        </table:table-row>
        <table:table-row table:style-name="ro1">
          <table:table-cell/>
          <table:table-cell office:value-type="float" office:value="0.002084" calcext:value-type="float">
            <text:p>0.002084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0.074935" calcext:value-type="float">
            <text:p>0.074935</text:p>
          </table:table-cell>
          <table:table-cell office:value-type="float" office:value="0.560232" calcext:value-type="float">
            <text:p>0.560232</text:p>
          </table:table-cell>
          <table:table-cell office:value-type="float" office:value="3.83391" calcext:value-type="float">
            <text:p>3.83391</text:p>
          </table:table-cell>
          <table:table-cell office:value-type="float" office:value="26.6654" calcext:value-type="float">
            <text:p>26.6654</text:p>
          </table:table-cell>
        </table:table-row>
        <table:table-row table:style-name="ro1">
          <table:table-cell/>
          <table:table-cell office:value-type="float" office:value="0.002004" calcext:value-type="float">
            <text:p>0.002004</text:p>
          </table:table-cell>
          <table:table-cell office:value-type="float" office:value="0.010729" calcext:value-type="float">
            <text:p>0.010729</text:p>
          </table:table-cell>
          <table:table-cell office:value-type="float" office:value="0.075553" calcext:value-type="float">
            <text:p>0.075553</text:p>
          </table:table-cell>
          <table:table-cell office:value-type="float" office:value="0.555808" calcext:value-type="float">
            <text:p>0.555808</text:p>
          </table:table-cell>
          <table:table-cell office:value-type="float" office:value="3.84522" calcext:value-type="float">
            <text:p>3.84522</text:p>
          </table:table-cell>
          <table:table-cell office:value-type="float" office:value="26.7752" calcext:value-type="float">
            <text:p>26.7752</text:p>
          </table:table-cell>
        </table:table-row>
        <table:table-row table:style-name="ro1">
          <table:table-cell/>
          <table:table-cell office:value-type="float" office:value="0.001904" calcext:value-type="float">
            <text:p>0.001904</text:p>
          </table:table-cell>
          <table:table-cell office:value-type="float" office:value="0.011445" calcext:value-type="float">
            <text:p>0.011445</text:p>
          </table:table-cell>
          <table:table-cell office:value-type="float" office:value="0.074702" calcext:value-type="float">
            <text:p>0.074702</text:p>
          </table:table-cell>
          <table:table-cell office:value-type="float" office:value="0.545366" calcext:value-type="float">
            <text:p>0.545366</text:p>
          </table:table-cell>
          <table:table-cell office:value-type="float" office:value="3.82511" calcext:value-type="float">
            <text:p>3.82511</text:p>
          </table:table-cell>
          <table:table-cell office:value-type="float" office:value="27.8401" calcext:value-type="float">
            <text:p>27.8401</text:p>
          </table:table-cell>
        </table:table-row>
        <table:table-row table:style-name="ro1">
          <table:table-cell/>
          <table:table-cell office:value-type="float" office:value="0.001908" calcext:value-type="float">
            <text:p>0.001908</text:p>
          </table:table-cell>
          <table:table-cell office:value-type="float" office:value="0.010859" calcext:value-type="float">
            <text:p>0.010859</text:p>
          </table:table-cell>
          <table:table-cell office:value-type="float" office:value="0.073948" calcext:value-type="float">
            <text:p>0.073948</text:p>
          </table:table-cell>
          <table:table-cell office:value-type="float" office:value="0.533501" calcext:value-type="float">
            <text:p>0.533501</text:p>
          </table:table-cell>
          <table:table-cell office:value-type="float" office:value="3.82659" calcext:value-type="float">
            <text:p>3.82659</text:p>
          </table:table-cell>
          <table:table-cell office:value-type="float" office:value="27.4522" calcext:value-type="float">
            <text:p>27.4522</text:p>
          </table:table-cell>
        </table:table-row>
        <table:table-row table:style-name="ro1">
          <table:table-cell/>
          <table:table-cell office:value-type="float" office:value="0.001769" calcext:value-type="float">
            <text:p>0.001769</text:p>
          </table:table-cell>
          <table:table-cell office:value-type="float" office:value="0.011005" calcext:value-type="float">
            <text:p>0.011005</text:p>
          </table:table-cell>
          <table:table-cell office:value-type="float" office:value="0.075514" calcext:value-type="float">
            <text:p>0.075514</text:p>
          </table:table-cell>
          <table:table-cell office:value-type="float" office:value="0.556544" calcext:value-type="float">
            <text:p>0.556544</text:p>
          </table:table-cell>
          <table:table-cell office:value-type="float" office:value="3.76668" calcext:value-type="float">
            <text:p>3.76668</text:p>
          </table:table-cell>
          <table:table-cell office:value-type="float" office:value="27.6714" calcext:value-type="float">
            <text:p>27.6714</text:p>
          </table:table-cell>
        </table:table-row>
        <table:table-row table:style-name="ro1">
          <table:table-cell/>
          <table:table-cell office:value-type="float" office:value="0.001908" calcext:value-type="float">
            <text:p>0.001908</text:p>
          </table:table-cell>
          <table:table-cell office:value-type="float" office:value="0.010684" calcext:value-type="float">
            <text:p>0.010684</text:p>
          </table:table-cell>
          <table:table-cell office:value-type="float" office:value="0.076503" calcext:value-type="float">
            <text:p>0.076503</text:p>
          </table:table-cell>
          <table:table-cell office:value-type="float" office:value="0.528226" calcext:value-type="float">
            <text:p>0.528226</text:p>
          </table:table-cell>
          <table:table-cell office:value-type="float" office:value="3.79733" calcext:value-type="float">
            <text:p>3.79733</text:p>
          </table:table-cell>
          <table:table-cell office:value-type="float" office:value="27.3748" calcext:value-type="float">
            <text:p>27.3748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8:.B37])" office:value-type="float" office:value="0.0020213" calcext:value-type="float">
            <text:p>0.0020213</text:p>
          </table:table-cell>
          <table:table-cell table:formula="of:=AVERAGE([.C28:.C37])" office:value-type="float" office:value="0.0108052" calcext:value-type="float">
            <text:p>0.0108052</text:p>
          </table:table-cell>
          <table:table-cell table:formula="of:=AVERAGE([.D28:.D37])" office:value-type="float" office:value="0.0756211" calcext:value-type="float">
            <text:p>0.0756211</text:p>
          </table:table-cell>
          <table:table-cell table:formula="of:=AVERAGE([.E28:.E37])" office:value-type="float" office:value="0.5484492" calcext:value-type="float">
            <text:p>0.5484492</text:p>
          </table:table-cell>
          <table:table-cell table:formula="of:=AVERAGE([.F28:.F37])" office:value-type="float" office:value="3.858095" calcext:value-type="float">
            <text:p>3.858095</text:p>
          </table:table-cell>
          <table:table-cell table:formula="of:=AVERAGE([.G28:.G37])" office:value-type="float" office:value="27.51704" calcext:value-type="float">
            <text:p>27.517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ssen 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001905" calcext:value-type="float">
            <text:p>0.001905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0.109979" calcext:value-type="float">
            <text:p>0.109979</text:p>
          </table:table-cell>
          <table:table-cell office:value-type="float" office:value="0.754384" calcext:value-type="float">
            <text:p>0.754384</text:p>
          </table:table-cell>
          <table:table-cell office:value-type="float" office:value="5.26502" calcext:value-type="float">
            <text:p>5.26502</text:p>
          </table:table-cell>
          <table:table-cell office:value-type="float" office:value="39.0447" calcext:value-type="float">
            <text:p>39.0447</text:p>
          </table:table-cell>
        </table:table-row>
        <table:table-row table:style-name="ro1">
          <table:table-cell/>
          <table:table-cell office:value-type="float" office:value="0.002603" calcext:value-type="float">
            <text:p>0.002603</text:p>
          </table:table-cell>
          <table:table-cell office:value-type="float" office:value="0.014451" calcext:value-type="float">
            <text:p>0.014451</text:p>
          </table:table-cell>
          <table:table-cell office:value-type="float" office:value="0.114912" calcext:value-type="float">
            <text:p>0.114912</text:p>
          </table:table-cell>
          <table:table-cell office:value-type="float" office:value="0.777043" calcext:value-type="float">
            <text:p>0.777043</text:p>
          </table:table-cell>
          <table:table-cell office:value-type="float" office:value="5.36024" calcext:value-type="float">
            <text:p>5.36024</text:p>
          </table:table-cell>
          <table:table-cell office:value-type="float" office:value="38.6562" calcext:value-type="float">
            <text:p>38.6562</text:p>
          </table:table-cell>
        </table:table-row>
        <table:table-row table:style-name="ro1">
          <table:table-cell/>
          <table:table-cell office:value-type="float" office:value="0.00186" calcext:value-type="float">
            <text:p>0.00186</text:p>
          </table:table-cell>
          <table:table-cell office:value-type="float" office:value="0.014633" calcext:value-type="float">
            <text:p>0.014633</text:p>
          </table:table-cell>
          <table:table-cell office:value-type="float" office:value="0.108294" calcext:value-type="float">
            <text:p>0.108294</text:p>
          </table:table-cell>
          <table:table-cell office:value-type="float" office:value="0.806011" calcext:value-type="float">
            <text:p>0.806011</text:p>
          </table:table-cell>
          <table:table-cell office:value-type="float" office:value="5.42708" calcext:value-type="float">
            <text:p>5.42708</text:p>
          </table:table-cell>
          <table:table-cell office:value-type="float" office:value="38.0078" calcext:value-type="float">
            <text:p>38.0078</text:p>
          </table:table-cell>
        </table:table-row>
        <table:table-row table:style-name="ro1">
          <table:table-cell/>
          <table:table-cell office:value-type="float" office:value="0.001931" calcext:value-type="float">
            <text:p>0.001931</text:p>
          </table:table-cell>
          <table:table-cell office:value-type="float" office:value="0.014329" calcext:value-type="float">
            <text:p>0.014329</text:p>
          </table:table-cell>
          <table:table-cell office:value-type="float" office:value="0.111276" calcext:value-type="float">
            <text:p>0.111276</text:p>
          </table:table-cell>
          <table:table-cell office:value-type="float" office:value="0.812655" calcext:value-type="float">
            <text:p>0.812655</text:p>
          </table:table-cell>
          <table:table-cell office:value-type="float" office:value="5.46783" calcext:value-type="float">
            <text:p>5.46783</text:p>
          </table:table-cell>
          <table:table-cell office:value-type="float" office:value="38.4558" calcext:value-type="float">
            <text:p>38.4558</text:p>
          </table:table-cell>
        </table:table-row>
        <table:table-row table:style-name="ro1">
          <table:table-cell/>
          <table:table-cell office:value-type="float" office:value="0.001866" calcext:value-type="float">
            <text:p>0.001866</text:p>
          </table:table-cell>
          <table:table-cell office:value-type="float" office:value="0.013865" calcext:value-type="float">
            <text:p>0.013865</text:p>
          </table:table-cell>
          <table:table-cell office:value-type="float" office:value="0.109024" calcext:value-type="float">
            <text:p>0.109024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5.42069" calcext:value-type="float">
            <text:p>5.42069</text:p>
          </table:table-cell>
          <table:table-cell office:value-type="float" office:value="37.6407" calcext:value-type="float">
            <text:p>37.6407</text:p>
          </table:table-cell>
        </table:table-row>
        <table:table-row table:style-name="ro1">
          <table:table-cell/>
          <table:table-cell office:value-type="float" office:value="0.001855" calcext:value-type="float">
            <text:p>0.001855</text:p>
          </table:table-cell>
          <table:table-cell office:value-type="float" office:value="0.014348" calcext:value-type="float">
            <text:p>0.014348</text:p>
          </table:table-cell>
          <table:table-cell office:value-type="float" office:value="0.108593" calcext:value-type="float">
            <text:p>0.108593</text:p>
          </table:table-cell>
          <table:table-cell office:value-type="float" office:value="0.77715" calcext:value-type="float">
            <text:p>0.77715</text:p>
          </table:table-cell>
          <table:table-cell office:value-type="float" office:value="5.25868" calcext:value-type="float">
            <text:p>5.25868</text:p>
          </table:table-cell>
          <table:table-cell office:value-type="float" office:value="36.7537" calcext:value-type="float">
            <text:p>36.7537</text:p>
          </table:table-cell>
        </table:table-row>
        <table:table-row table:style-name="ro1">
          <table:table-cell/>
          <table:table-cell office:value-type="float" office:value="0.001899" calcext:value-type="float">
            <text:p>0.001899</text:p>
          </table:table-cell>
          <table:table-cell office:value-type="float" office:value="0.014995" calcext:value-type="float">
            <text:p>0.014995</text:p>
          </table:table-cell>
          <table:table-cell office:value-type="float" office:value="0.109978" calcext:value-type="float">
            <text:p>0.109978</text:p>
          </table:table-cell>
          <table:table-cell office:value-type="float" office:value="0.75897" calcext:value-type="float">
            <text:p>0.75897</text:p>
          </table:table-cell>
          <table:table-cell office:value-type="float" office:value="5.6017" calcext:value-type="float">
            <text:p>5.6017</text:p>
          </table:table-cell>
          <table:table-cell office:value-type="float" office:value="36.3101" calcext:value-type="float">
            <text:p>36.3101</text:p>
          </table:table-cell>
        </table:table-row>
        <table:table-row table:style-name="ro1">
          <table:table-cell/>
          <table:table-cell office:value-type="float" office:value="0.001842" calcext:value-type="float">
            <text:p>0.001842</text:p>
          </table:table-cell>
          <table:table-cell office:value-type="float" office:value="0.014771" calcext:value-type="float">
            <text:p>0.014771</text:p>
          </table:table-cell>
          <table:table-cell office:value-type="float" office:value="0.109327" calcext:value-type="float">
            <text:p>0.109327</text:p>
          </table:table-cell>
          <table:table-cell office:value-type="float" office:value="0.763298" calcext:value-type="float">
            <text:p>0.763298</text:p>
          </table:table-cell>
          <table:table-cell office:value-type="float" office:value="5.30463" calcext:value-type="float">
            <text:p>5.30463</text:p>
          </table:table-cell>
          <table:table-cell office:value-type="float" office:value="36.2204" calcext:value-type="float">
            <text:p>36.2204</text:p>
          </table:table-cell>
        </table:table-row>
        <table:table-row table:style-name="ro1">
          <table:table-cell/>
          <table:table-cell office:value-type="float" office:value="0.001863" calcext:value-type="float">
            <text:p>0.001863</text:p>
          </table:table-cell>
          <table:table-cell office:value-type="float" office:value="0.014177" calcext:value-type="float">
            <text:p>0.014177</text:p>
          </table:table-cell>
          <table:table-cell office:value-type="float" office:value="0.10827" calcext:value-type="float">
            <text:p>0.10827</text:p>
          </table:table-cell>
          <table:table-cell office:value-type="float" office:value="0.758972" calcext:value-type="float">
            <text:p>0.758972</text:p>
          </table:table-cell>
          <table:table-cell office:value-type="float" office:value="5.4573" calcext:value-type="float">
            <text:p>5.4573</text:p>
          </table:table-cell>
          <table:table-cell office:value-type="float" office:value="36.1291" calcext:value-type="float">
            <text:p>36.1291</text:p>
          </table:table-cell>
        </table:table-row>
        <table:table-row table:style-name="ro1">
          <table:table-cell/>
          <table:table-cell office:value-type="float" office:value="0.001846" calcext:value-type="float">
            <text:p>0.001846</text:p>
          </table:table-cell>
          <table:table-cell office:value-type="float" office:value="0.014213" calcext:value-type="float">
            <text:p>0.014213</text:p>
          </table:table-cell>
          <table:table-cell office:value-type="float" office:value="0.107878" calcext:value-type="float">
            <text:p>0.107878</text:p>
          </table:table-cell>
          <table:table-cell office:value-type="float" office:value="0.746378" calcext:value-type="float">
            <text:p>0.746378</text:p>
          </table:table-cell>
          <table:table-cell office:value-type="float" office:value="5.35132" calcext:value-type="float">
            <text:p>5.35132</text:p>
          </table:table-cell>
          <table:table-cell office:value-type="float" office:value="36.0034" calcext:value-type="float">
            <text:p>36.0034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41:.B50])" office:value-type="float" office:value="0.001947" calcext:value-type="float">
            <text:p>0.001947</text:p>
          </table:table-cell>
          <table:table-cell table:formula="of:=AVERAGE([.C41:.C50])" office:value-type="float" office:value="0.0144706" calcext:value-type="float">
            <text:p>0.0144706</text:p>
          </table:table-cell>
          <table:table-cell table:formula="of:=AVERAGE([.D41:.D50])" office:value-type="float" office:value="0.1097531" calcext:value-type="float">
            <text:p>0.1097531</text:p>
          </table:table-cell>
          <table:table-cell table:formula="of:=AVERAGE([.E41:.E50])" office:value-type="float" office:value="0.7740674" calcext:value-type="float">
            <text:p>0.7740674</text:p>
          </table:table-cell>
          <table:table-cell table:formula="of:=AVERAGE([.F41:.F50])" office:value-type="float" office:value="5.391449" calcext:value-type="float">
            <text:p>5.391449</text:p>
          </table:table-cell>
          <table:table-cell table:formula="of:=AVERAGE([.G41:.G50])" office:value-type="float" office:value="37.32219" calcext:value-type="float">
            <text:p>37.3221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assen 19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001845" calcext:value-type="float">
            <text:p>0.001845</text:p>
          </table:table-cell>
          <table:table-cell office:value-type="float" office:value="0.010459" calcext:value-type="float">
            <text:p>0.010459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0.552171" calcext:value-type="float">
            <text:p>0.552171</text:p>
          </table:table-cell>
          <table:table-cell office:value-type="float" office:value="3.96591" calcext:value-type="float">
            <text:p>3.96591</text:p>
          </table:table-cell>
          <table:table-cell office:value-type="float" office:value="27.371" calcext:value-type="float">
            <text:p>27.371</text:p>
          </table:table-cell>
        </table:table-row>
        <table:table-row table:style-name="ro1">
          <table:table-cell/>
          <table:table-cell office:value-type="float" office:value="0.001824" calcext:value-type="float">
            <text:p>0.001824</text:p>
          </table:table-cell>
          <table:table-cell office:value-type="float" office:value="0.010279" calcext:value-type="float">
            <text:p>0.010279</text:p>
          </table:table-cell>
          <table:table-cell office:value-type="float" office:value="0.073466" calcext:value-type="float">
            <text:p>0.073466</text:p>
          </table:table-cell>
          <table:table-cell office:value-type="float" office:value="0.553328" calcext:value-type="float">
            <text:p>0.553328</text:p>
          </table:table-cell>
          <table:table-cell office:value-type="float" office:value="4.04249" calcext:value-type="float">
            <text:p>4.04249</text:p>
          </table:table-cell>
          <table:table-cell office:value-type="float" office:value="26.9546" calcext:value-type="float">
            <text:p>26.9546</text:p>
          </table:table-cell>
        </table:table-row>
        <table:table-row table:style-name="ro1">
          <table:table-cell/>
          <table:table-cell office:value-type="float" office:value="0.001927" calcext:value-type="float">
            <text:p>0.001927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073432" calcext:value-type="float">
            <text:p>0.073432</text:p>
          </table:table-cell>
          <table:table-cell office:value-type="float" office:value="0.571078" calcext:value-type="float">
            <text:p>0.571078</text:p>
          </table:table-cell>
          <table:table-cell office:value-type="float" office:value="4.07717" calcext:value-type="float">
            <text:p>4.07717</text:p>
          </table:table-cell>
          <table:table-cell office:value-type="float" office:value="27.5524" calcext:value-type="float">
            <text:p>27.5524</text:p>
          </table:table-cell>
        </table:table-row>
        <table:table-row table:style-name="ro1">
          <table:table-cell/>
          <table:table-cell office:value-type="float" office:value="0.001914" calcext:value-type="float">
            <text:p>0.001914</text:p>
          </table:table-cell>
          <table:table-cell office:value-type="float" office:value="0.010586" calcext:value-type="float">
            <text:p>0.010586</text:p>
          </table:table-cell>
          <table:table-cell office:value-type="float" office:value="0.073612" calcext:value-type="float">
            <text:p>0.073612</text:p>
          </table:table-cell>
          <table:table-cell office:value-type="float" office:value="0.555437" calcext:value-type="float">
            <text:p>0.555437</text:p>
          </table:table-cell>
          <table:table-cell office:value-type="float" office:value="3.93547" calcext:value-type="float">
            <text:p>3.93547</text:p>
          </table:table-cell>
          <table:table-cell office:value-type="float" office:value="28.7329" calcext:value-type="float">
            <text:p>28.7329</text:p>
          </table:table-cell>
        </table:table-row>
        <table:table-row table:style-name="ro1">
          <table:table-cell/>
          <table:table-cell office:value-type="float" office:value="0.001778" calcext:value-type="float">
            <text:p>0.001778</text:p>
          </table:table-cell>
          <table:table-cell office:value-type="float" office:value="0.010572" calcext:value-type="float">
            <text:p>0.010572</text:p>
          </table:table-cell>
          <table:table-cell office:value-type="float" office:value="0.07593" calcext:value-type="float">
            <text:p>0.07593</text:p>
          </table:table-cell>
          <table:table-cell office:value-type="float" office:value="0.564122" calcext:value-type="float">
            <text:p>0.564122</text:p>
          </table:table-cell>
          <table:table-cell office:value-type="float" office:value="3.98023" calcext:value-type="float">
            <text:p>3.98023</text:p>
          </table:table-cell>
          <table:table-cell office:value-type="float" office:value="27.4407" calcext:value-type="float">
            <text:p>27.4407</text:p>
          </table:table-cell>
        </table:table-row>
        <table:table-row table:style-name="ro1">
          <table:table-cell/>
          <table:table-cell office:value-type="float" office:value="0.001779" calcext:value-type="float">
            <text:p>0.001779</text:p>
          </table:table-cell>
          <table:table-cell office:value-type="float" office:value="0.010748" calcext:value-type="float">
            <text:p>0.010748</text:p>
          </table:table-cell>
          <table:table-cell office:value-type="float" office:value="0.074411" calcext:value-type="float">
            <text:p>0.074411</text:p>
          </table:table-cell>
          <table:table-cell office:value-type="float" office:value="0.598016" calcext:value-type="float">
            <text:p>0.598016</text:p>
          </table:table-cell>
          <table:table-cell office:value-type="float" office:value="4.03429" calcext:value-type="float">
            <text:p>4.03429</text:p>
          </table:table-cell>
          <table:table-cell office:value-type="float" office:value="27.4385" calcext:value-type="float">
            <text:p>27.4385</text:p>
          </table:table-cell>
        </table:table-row>
        <table:table-row table:style-name="ro1">
          <table:table-cell/>
          <table:table-cell office:value-type="float" office:value="0.001795" calcext:value-type="float">
            <text:p>0.001795</text:p>
          </table:table-cell>
          <table:table-cell office:value-type="float" office:value="0.010877" calcext:value-type="float">
            <text:p>0.010877</text:p>
          </table:table-cell>
          <table:table-cell office:value-type="float" office:value="0.075764" calcext:value-type="float">
            <text:p>0.075764</text:p>
          </table:table-cell>
          <table:table-cell office:value-type="float" office:value="0.559655" calcext:value-type="float">
            <text:p>0.559655</text:p>
          </table:table-cell>
          <table:table-cell office:value-type="float" office:value="4.01271" calcext:value-type="float">
            <text:p>4.01271</text:p>
          </table:table-cell>
          <table:table-cell office:value-type="float" office:value="27.3481" calcext:value-type="float">
            <text:p>27.3481</text:p>
          </table:table-cell>
        </table:table-row>
        <table:table-row table:style-name="ro1">
          <table:table-cell/>
          <table:table-cell office:value-type="float" office:value="0.001776" calcext:value-type="float">
            <text:p>0.001776</text:p>
          </table:table-cell>
          <table:table-cell office:value-type="float" office:value="0.010687" calcext:value-type="float">
            <text:p>0.010687</text:p>
          </table:table-cell>
          <table:table-cell office:value-type="float" office:value="0.074029" calcext:value-type="float">
            <text:p>0.074029</text:p>
          </table:table-cell>
          <table:table-cell office:value-type="float" office:value="0.563605" calcext:value-type="float">
            <text:p>0.563605</text:p>
          </table:table-cell>
          <table:table-cell office:value-type="float" office:value="3.93515" calcext:value-type="float">
            <text:p>3.93515</text:p>
          </table:table-cell>
          <table:table-cell office:value-type="float" office:value="27.6522" calcext:value-type="float">
            <text:p>27.6522</text:p>
          </table:table-cell>
        </table:table-row>
        <table:table-row table:style-name="ro1">
          <table:table-cell/>
          <table:table-cell office:value-type="float" office:value="0.001803" calcext:value-type="float">
            <text:p>0.001803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75468" calcext:value-type="float">
            <text:p>0.075468</text:p>
          </table:table-cell>
          <table:table-cell office:value-type="float" office:value="0.558919" calcext:value-type="float">
            <text:p>0.558919</text:p>
          </table:table-cell>
          <table:table-cell office:value-type="float" office:value="3.99349" calcext:value-type="float">
            <text:p>3.99349</text:p>
          </table:table-cell>
          <table:table-cell office:value-type="float" office:value="27.3583" calcext:value-type="float">
            <text:p>27.3583</text:p>
          </table:table-cell>
        </table:table-row>
        <table:table-row table:style-name="ro1">
          <table:table-cell/>
          <table:table-cell office:value-type="float" office:value="0.001772" calcext:value-type="float">
            <text:p>0.001772</text:p>
          </table:table-cell>
          <table:table-cell office:value-type="float" office:value="0.011029" calcext:value-type="float">
            <text:p>0.011029</text:p>
          </table:table-cell>
          <table:table-cell office:value-type="float" office:value="0.077602" calcext:value-type="float">
            <text:p>0.077602</text:p>
          </table:table-cell>
          <table:table-cell office:value-type="float" office:value="0.558973" calcext:value-type="float">
            <text:p>0.558973</text:p>
          </table:table-cell>
          <table:table-cell office:value-type="float" office:value="3.96672" calcext:value-type="float">
            <text:p>3.96672</text:p>
          </table:table-cell>
          <table:table-cell office:value-type="float" office:value="27.638" calcext:value-type="float">
            <text:p>27.638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54:.B63])" office:value-type="float" office:value="0.0018213" calcext:value-type="float">
            <text:p>0.0018213</text:p>
          </table:table-cell>
          <table:table-cell table:formula="of:=AVERAGE([.C54:.C63])" office:value-type="float" office:value="0.0106473" calcext:value-type="float">
            <text:p>0.0106473</text:p>
          </table:table-cell>
          <table:table-cell table:formula="of:=AVERAGE([.D54:.D63])" office:value-type="float" office:value="0.0749559" calcext:value-type="float">
            <text:p>0.0749559</text:p>
          </table:table-cell>
          <table:table-cell table:formula="of:=AVERAGE([.E54:.E63])" office:value-type="float" office:value="0.5635304" calcext:value-type="float">
            <text:p>0.5635304</text:p>
          </table:table-cell>
          <table:table-cell table:formula="of:=AVERAGE([.F54:.F63])" office:value-type="float" office:value="3.994363" calcext:value-type="float">
            <text:p>3.994363</text:p>
          </table:table-cell>
          <table:table-cell table:formula="of:=AVERAGE([.G54:.G63])" office:value-type="float" office:value="27.54867" calcext:value-type="float">
            <text:p>27.5486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Algo \ 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Conventionnel</text:p>
          </table:table-cell>
          <table:table-cell table:style-name="ce4" table:formula="of:=[.B12]" office:value-type="float" office:value="0.0019585" calcext:value-type="float">
            <text:p>0.0019585</text:p>
          </table:table-cell>
          <table:table-cell table:style-name="ce4" table:formula="of:=[.C12]" office:value-type="float" office:value="0.0097515" calcext:value-type="float">
            <text:p>0.0097515</text:p>
          </table:table-cell>
          <table:table-cell table:style-name="ce4" table:formula="of:=[.D12]" office:value-type="float" office:value="0.0800473" calcext:value-type="float">
            <text:p>0.0800473</text:p>
          </table:table-cell>
          <table:table-cell table:style-name="ce4" table:formula="of:=[.E12]" office:value-type="float" office:value="0.6188816" calcext:value-type="float">
            <text:p>0.6188816</text:p>
          </table:table-cell>
          <table:table-cell table:style-name="ce4" table:formula="of:=[.F12]" office:value-type="float" office:value="5.044441" calcext:value-type="float">
            <text:p>5.044441</text:p>
          </table:table-cell>
          <table:table-cell table:style-name="ce4" table:formula="of:=[.G12]" office:value-type="float" office:value="45.62819" calcext:value-type="float">
            <text:p>45.62819</text:p>
          </table:table-cell>
        </table:table-row>
        <table:table-row table:style-name="ro1">
          <table:table-cell table:style-name="ce2" office:value-type="string" calcext:value-type="string">
            <text:p>Strassen 21</text:p>
          </table:table-cell>
          <table:table-cell table:style-name="ce4" table:formula="of:=[.B51]" office:value-type="float" office:value="0.001947" calcext:value-type="float">
            <text:p>0.001947</text:p>
          </table:table-cell>
          <table:table-cell table:style-name="ce4" table:formula="of:=[.C51]" office:value-type="float" office:value="0.0144706" calcext:value-type="float">
            <text:p>0.0144706</text:p>
          </table:table-cell>
          <table:table-cell table:style-name="ce4" table:formula="of:=[.D51]" office:value-type="float" office:value="0.1097531" calcext:value-type="float">
            <text:p>0.1097531</text:p>
          </table:table-cell>
          <table:table-cell table:style-name="ce4" table:formula="of:=[.E51]" office:value-type="float" office:value="0.7740674" calcext:value-type="float">
            <text:p>0.7740674</text:p>
          </table:table-cell>
          <table:table-cell table:style-name="ce4" table:formula="of:=[.F51]" office:value-type="float" office:value="5.391449" calcext:value-type="float">
            <text:p>5.391449</text:p>
          </table:table-cell>
          <table:table-cell table:style-name="ce4" table:formula="of:=[.G51]" office:value-type="float" office:value="37.32219" calcext:value-type="float">
            <text:p>37.32219</text:p>
          </table:table-cell>
        </table:table-row>
        <table:table-row table:style-name="ro1">
          <table:table-cell table:style-name="ce2" office:value-type="string" calcext:value-type="string">
            <text:p>Strassen 64</text:p>
          </table:table-cell>
          <table:table-cell table:style-name="ce4" table:formula="of:=[.B38]" office:value-type="float" office:value="0.0020213" calcext:value-type="float">
            <text:p>0.0020213</text:p>
          </table:table-cell>
          <table:table-cell table:style-name="ce4" table:formula="of:=[.C38]" office:value-type="float" office:value="0.0108052" calcext:value-type="float">
            <text:p>0.0108052</text:p>
          </table:table-cell>
          <table:table-cell table:style-name="ce4" table:formula="of:=[.D38]" office:value-type="float" office:value="0.0756211" calcext:value-type="float">
            <text:p>0.0756211</text:p>
          </table:table-cell>
          <table:table-cell table:style-name="ce4" table:formula="of:=[.E38]" office:value-type="float" office:value="0.5484492" calcext:value-type="float">
            <text:p>0.5484492</text:p>
          </table:table-cell>
          <table:table-cell table:style-name="ce4" table:formula="of:=[.F38]" office:value-type="float" office:value="3.858095" calcext:value-type="float">
            <text:p>3.858095</text:p>
          </table:table-cell>
          <table:table-cell table:style-name="ce4" table:formula="of:=[.G38]" office:value-type="float" office:value="27.51704" calcext:value-type="float">
            <text:p>27.51704</text:p>
          </table:table-cell>
        </table:table-row>
        <table:table-row table:style-name="ro1">
          <table:table-cell table:style-name="ce2" office:value-type="string" calcext:value-type="string">
            <text:p>Strassen 192</text:p>
          </table:table-cell>
          <table:table-cell table:style-name="ce4" table:formula="of:=[.B64]" office:value-type="float" office:value="0.0018213" calcext:value-type="float">
            <text:p>0.0018213</text:p>
          </table:table-cell>
          <table:table-cell table:style-name="ce4" table:formula="of:=[.C64]" office:value-type="float" office:value="0.0106473" calcext:value-type="float">
            <text:p>0.0106473</text:p>
          </table:table-cell>
          <table:table-cell table:style-name="ce4" table:formula="of:=[.D64]" office:value-type="float" office:value="0.0749559" calcext:value-type="float">
            <text:p>0.0749559</text:p>
          </table:table-cell>
          <table:table-cell table:style-name="ce4" table:formula="of:=[.E64]" office:value-type="float" office:value="0.5635304" calcext:value-type="float">
            <text:p>0.5635304</text:p>
          </table:table-cell>
          <table:table-cell table:style-name="ce4" table:formula="of:=[.F64]" office:value-type="float" office:value="3.994363" calcext:value-type="float">
            <text:p>3.994363</text:p>
          </table:table-cell>
          <table:table-cell table:style-name="ce4" table:formula="of:=[.G64]" office:value-type="float" office:value="27.54867" calcext:value-type="float">
            <text:p>27.54867</text:p>
          </table:table-cell>
        </table:table-row>
        <table:table-row table:style-name="ro1">
          <table:table-cell table:style-name="ce2" office:value-type="string" calcext:value-type="string">
            <text:p>Strassen 1</text:p>
          </table:table-cell>
          <table:table-cell table:style-name="ce4" table:formula="of:=[.B25]" office:value-type="float" office:value="0.1674452" calcext:value-type="float">
            <text:p>0.1674452</text:p>
          </table:table-cell>
          <table:table-cell table:style-name="ce4" table:formula="of:=[.C25]" office:value-type="float" office:value="1.134366" calcext:value-type="float">
            <text:p>1.134366</text:p>
          </table:table-cell>
          <table:table-cell table:style-name="ce4" table:formula="of:=[.D25]" office:value-type="float" office:value="8.030097" calcext:value-type="float">
            <text:p>8.030097</text:p>
          </table:table-cell>
          <table:table-cell table:style-name="ce4" table:formula="of:=[.E25]" office:value-type="float" office:value="54.1459" calcext:value-type="float">
            <text:p>54.1459</text:p>
          </table:table-cell>
          <table:table-cell table:style-name="ce4" table:formula="of:=[.F25]" office:value-type="float" office:value="383.3817" calcext:value-type="float">
            <text:p>383.3817</text:p>
          </table:table-cell>
          <table:table-cell table:style-name="ce4" table:formula="of:=[.G25]" office:value-type="float" office:value="2606.185" calcext:value-type="float">
            <text:p>2606.1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^N</text:p>
          </table:table-cell>
          <table:table-cell table:formula="of:=2^[.B67]" office:value-type="float" office:value="32" calcext:value-type="float">
            <text:p>32</text:p>
          </table:table-cell>
          <table:table-cell table:formula="of:=2^[.C67]" office:value-type="float" office:value="64" calcext:value-type="float">
            <text:p>64</text:p>
          </table:table-cell>
          <table:table-cell table:formula="of:=2^[.D67]" office:value-type="float" office:value="128" calcext:value-type="float">
            <text:p>128</text:p>
          </table:table-cell>
          <table:table-cell table:formula="of:=2^[.E67]" office:value-type="float" office:value="256" calcext:value-type="float">
            <text:p>256</text:p>
          </table:table-cell>
          <table:table-cell table:formula="of:=2^[.F67]" office:value-type="float" office:value="512" calcext:value-type="float">
            <text:p>512</text:p>
          </table:table-cell>
          <table:table-cell table:formula="of:=2^[.G67]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table:formula="of:=LOG10([.B74] )" office:value-type="float" office:value="1.50514997831991" calcext:value-type="float">
            <text:p>1.5051499783</text:p>
          </table:table-cell>
          <table:table-cell table:formula="of:=LOG10([.C74] )" office:value-type="float" office:value="1.80617997398389" calcext:value-type="float">
            <text:p>1.806179974</text:p>
          </table:table-cell>
          <table:table-cell table:formula="of:=LOG10([.D74] )" office:value-type="float" office:value="2.10720996964787" calcext:value-type="float">
            <text:p>2.1072099696</text:p>
          </table:table-cell>
          <table:table-cell table:formula="of:=LOG10([.E74] )" office:value-type="float" office:value="2.40823996531185" calcext:value-type="float">
            <text:p>2.4082399653</text:p>
          </table:table-cell>
          <table:table-cell table:formula="of:=LOG10([.F74] )" office:value-type="float" office:value="2.70926996097583" calcext:value-type="float">
            <text:p>2.709269961</text:p>
          </table:table-cell>
          <table:table-cell table:formula="of:=LOG10([.G74] )" office:value-type="float" office:value="3.01029995663981" calcext:value-type="float">
            <text:p>3.0102999566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12.73cm" svg:x="0.001cm" svg:y="0cm">
            <draw:object draw:notify-on-update-of-ranges="Sheet1.B67:Sheet1.G67 Sheet1.A70:Sheet1.A70 Sheet1.B70:Sheet1.F70 Sheet1.A71:Sheet1.A71 Sheet1.B71:Sheet1.F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8.063cm" svg:y="0.001cm">
            <draw:object draw:notify-on-update-of-ranges="Sheet1.B67:Sheet1.G67 Sheet1.A72:Sheet1.A72 Sheet1.B72:Sheet1.G7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.599cm" svg:height="12.251cm" svg:x="0.001cm" svg:y="13.548cm">
            <draw:object draw:notify-on-update-of-ranges="Sheet1.B67:Sheet1.G67 Sheet1.A68:Sheet1.A68 Sheet1.B68:Sheet1.G68 Sheet1.A69:Sheet1.A69 Sheet1.B69:Sheet1.G69 Sheet1.A70:Sheet1.A70 Sheet1.B70:Sheet1.G70 Sheet1.A71:Sheet1.A71 Sheet1.B71:Sheet1.G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.986cm" svg:height="12.492cm" svg:x="20.32cm" svg:y="13.998cm">
            <draw:object draw:notify-on-update-of-ranges="Sheet1.B67:Sheet1.G67 Sheet1.A68:Sheet1.A68 Sheet1.B68:Sheet1.E68 Sheet1.A69:Sheet1.A69 Sheet1.B69:Sheet1.E69 Sheet1.A70:Sheet1.A70 Sheet1.B70:Sheet1.E70 Sheet1.A71:Sheet1.A71 Sheet1.B71:Sheet1.E7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23:37:47.675650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aihir </meta:initial-creator>
    <meta:creation-date>2014-10-07T00:40:42.637292345</meta:creation-date>
    <dc:date>2014-10-09T00:11:32.967054957</dc:date>
    <dc:creator>Gwaihir </dc:creator>
    <meta:editing-duration>PT1H33M27S</meta:editing-duration>
    <meta:editing-cycles>19</meta:editing-cycles>
    <meta:generator>LibreOffice/4.3.2.2.0$Linux_X86_64 LibreOffice_project/430m0$Build-2</meta:generator>
    <meta:document-statistic meta:table-count="2" meta:cell-count="4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cm" svg:height="12.252cm" xlink:href=".." xlink:type="simple" chart:class="chart:line" chart:style-name="ch1">
        <chart:legend chart:legend-position="end" svg:x="15.675cm" svg:y="5.08cm" style:legend-expansion="high" chart:style-name="ch2"/>
        <chart:plot-area chart:style-name="ch3" table:cell-range-address="Sheet1.A67:Sheet1.G71" chart:data-source-has-labels="both" svg:x="1.383cm" svg:y="0.245cm" svg:width="13.92cm" svg:height="10.781cm">
          <chartooo:coordinate-region svg:x="2.004cm" svg:y="0.444cm" svg:width="13.113cm" svg:height="9.935cm"/>
          <chart:axis chart:dimension="x" chart:name="primary-x" chart:style-name="ch4" chartooo:axis-type="auto">
            <chartooo:date-scale/>
            <chart:title svg:x="7.611cm" svg:y="11.271cm" chart:style-name="ch5">
              <text:p>N (entier)</text:p>
            </chart:title>
            <chart:categories table:cell-range-address="Sheet1.B67:Sheet1.G67"/>
          </chart:axis>
          <chart:axis chart:dimension="y" chart:name="primary-y" chart:style-name="ch4">
            <chart:title svg:x="0.451cm" svg:y="7.24cm" chart:style-name="ch6">
              <text:p>Temps d'exécution (s)</text:p>
            </chart:title>
          </chart:axis>
          <chart:series chart:style-name="ch7" chart:values-cell-range-address="Sheet1.B68:Sheet1.G68" chart:label-cell-address="Sheet1.A68:Sheet1.A68" chart:class="chart:line">
            <chart:data-point chart:repeated="6"/>
          </chart:series>
          <chart:series chart:style-name="ch8" chart:values-cell-range-address="Sheet1.B69:Sheet1.G69" chart:label-cell-address="Sheet1.A69:Sheet1.A69" chart:class="chart:line">
            <chart:data-point chart:repeated="6"/>
          </chart:series>
          <chart:series chart:style-name="ch9" chart:values-cell-range-address="Sheet1.B70:Sheet1.G70" chart:label-cell-address="Sheet1.A70:Sheet1.A70" chart:class="chart:line">
            <chart:data-point chart:repeated="6"/>
          </chart:series>
          <chart:series chart:style-name="ch10" chart:values-cell-range-address="Sheet1.B71:Sheet1.G71" chart:label-cell-address="Sheet1.A71:Sheet1.A7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67:Sheet1.G67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onventionnel</text:p>
                <draw:g>
                  <svg:desc>Sheet1.A68:Sheet1.A68</svg:desc>
                </draw:g>
              </table:table-cell>
              <table:table-cell office:value-type="float" office:value="0.0019585">
                <text:p>0.0019585</text:p>
                <draw:g>
                  <svg:desc>Sheet1.B68:Sheet1.G68</svg:desc>
                </draw:g>
              </table:table-cell>
              <table:table-cell office:value-type="float" office:value="0.0097515">
                <text:p>0.0097515</text:p>
              </table:table-cell>
              <table:table-cell office:value-type="float" office:value="0.0800473">
                <text:p>0.0800473</text:p>
              </table:table-cell>
              <table:table-cell office:value-type="float" office:value="0.6188816">
                <text:p>0.6188816</text:p>
              </table:table-cell>
              <table:table-cell office:value-type="float" office:value="5.044441">
                <text:p>5.044441</text:p>
              </table:table-cell>
              <table:table-cell office:value-type="float" office:value="45.62819">
                <text:p>45.62819</text:p>
              </table:table-cell>
            </table:table-row>
            <table:table-row>
              <table:table-cell office:value-type="string">
                <text:p>Strassen 21</text:p>
                <draw:g>
                  <svg:desc>Sheet1.A69:Sheet1.A69</svg:desc>
                </draw:g>
              </table:table-cell>
              <table:table-cell office:value-type="float" office:value="0.001947">
                <text:p>0.001947</text:p>
                <draw:g>
                  <svg:desc>Sheet1.B69:Sheet1.G69</svg:desc>
                </draw:g>
              </table:table-cell>
              <table:table-cell office:value-type="float" office:value="0.0144706">
                <text:p>0.0144706</text:p>
              </table:table-cell>
              <table:table-cell office:value-type="float" office:value="0.1097531">
                <text:p>0.1097531</text:p>
              </table:table-cell>
              <table:table-cell office:value-type="float" office:value="0.7740674">
                <text:p>0.7740674</text:p>
              </table:table-cell>
              <table:table-cell office:value-type="float" office:value="5.391449">
                <text:p>5.391449</text:p>
              </table:table-cell>
              <table:table-cell office:value-type="float" office:value="37.32219">
                <text:p>37.32219</text:p>
              </table:table-cell>
            </table:table-row>
            <table:table-row>
              <table:table-cell office:value-type="string">
                <text:p>Strassen 64</text:p>
                <draw:g>
                  <svg:desc>Sheet1.A70:Sheet1.A70</svg:desc>
                </draw:g>
              </table:table-cell>
              <table:table-cell office:value-type="float" office:value="0.0020213">
                <text:p>0.0020213</text:p>
                <draw:g>
                  <svg:desc>Sheet1.B70:Sheet1.G70</svg:desc>
                </draw:g>
              </table:table-cell>
              <table:table-cell office:value-type="float" office:value="0.0108052">
                <text:p>0.0108052</text:p>
              </table:table-cell>
              <table:table-cell office:value-type="float" office:value="0.0756211">
                <text:p>0.0756211</text:p>
              </table:table-cell>
              <table:table-cell office:value-type="float" office:value="0.5484492">
                <text:p>0.5484492</text:p>
              </table:table-cell>
              <table:table-cell office:value-type="float" office:value="3.858095">
                <text:p>3.858095</text:p>
              </table:table-cell>
              <table:table-cell office:value-type="float" office:value="27.51704">
                <text:p>27.51704</text:p>
              </table:table-cell>
            </table:table-row>
            <table:table-row>
              <table:table-cell office:value-type="string">
                <text:p>Strassen 192</text:p>
                <draw:g>
                  <svg:desc>Sheet1.A71:Sheet1.A71</svg:desc>
                </draw:g>
              </table:table-cell>
              <table:table-cell office:value-type="float" office:value="0.0018213">
                <text:p>0.0018213</text:p>
                <draw:g>
                  <svg:desc>Sheet1.B71:Sheet1.G71</svg:desc>
                </draw:g>
              </table:table-cell>
              <table:table-cell office:value-type="float" office:value="0.0106473">
                <text:p>0.0106473</text:p>
              </table:table-cell>
              <table:table-cell office:value-type="float" office:value="0.0749559">
                <text:p>0.0749559</text:p>
              </table:table-cell>
              <table:table-cell office:value-type="float" office:value="0.5635304">
                <text:p>0.5635304</text:p>
              </table:table-cell>
              <table:table-cell office:value-type="float" office:value="3.994363">
                <text:p>3.994363</text:p>
              </table:table-cell>
              <table:table-cell office:value-type="float" office:value="27.54867">
                <text:p>27.54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2.731cm" xlink:href=".." xlink:type="simple" chart:class="chart:line" chart:style-name="ch1">
        <chart:legend chart:legend-position="end" svg:x="13.208cm" svg:y="5.817cm" style:legend-expansion="high" chart:style-name="ch2"/>
        <chart:plot-area chart:style-name="ch3" table:cell-range-address="Sheet1.B67:Sheet1.G67 Sheet1.A70:Sheet1.F71" chart:data-source-has-labels="both" svg:x="1.331cm" svg:y="0.254cm" svg:width="11.557cm" svg:height="11.242cm">
          <chartooo:coordinate-region svg:x="2.058cm" svg:y="0.453cm" svg:width="10.736cm" svg:height="10.396cm"/>
          <chart:axis chart:dimension="x" chart:name="primary-x" chart:style-name="ch4" chartooo:axis-type="text">
            <chart:title svg:x="6.377cm" svg:y="11.75cm" chart:style-name="ch5">
              <text:p>N (entier)</text:p>
            </chart:title>
            <chart:categories table:cell-range-address="Sheet1.B67:Sheet1.G67"/>
          </chart:axis>
          <chart:axis chart:dimension="y" chart:name="primary-y" chart:style-name="ch4">
            <chart:title svg:x="0.451cm" svg:y="7.48cm" chart:style-name="ch6">
              <text:p>Temps d'exécution (s)</text:p>
            </chart:title>
          </chart:axis>
          <chart:series chart:style-name="ch7" chart:values-cell-range-address="Sheet1.B70:Sheet1.F70" chart:label-cell-address="Sheet1.A70:Sheet1.A70" chart:class="chart:line">
            <chart:data-point chart:repeated="5"/>
          </chart:series>
          <chart:series chart:style-name="ch8" chart:values-cell-range-address="Sheet1.B71:Sheet1.F71" chart:label-cell-address="Sheet1.A71:Sheet1.A7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67:Sheet1.G67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trassen 64</text:p>
                <draw:g>
                  <svg:desc>Sheet1.A70:Sheet1.A70</svg:desc>
                </draw:g>
              </table:table-cell>
              <table:table-cell office:value-type="float" office:value="0.0020213">
                <text:p>0.0020213</text:p>
                <draw:g>
                  <svg:desc>Sheet1.B70:Sheet1.F70</svg:desc>
                </draw:g>
              </table:table-cell>
              <table:table-cell office:value-type="float" office:value="0.0108052">
                <text:p>0.0108052</text:p>
              </table:table-cell>
              <table:table-cell office:value-type="float" office:value="0.0756211">
                <text:p>0.0756211</text:p>
              </table:table-cell>
              <table:table-cell office:value-type="float" office:value="0.5484492">
                <text:p>0.5484492</text:p>
              </table:table-cell>
              <table:table-cell office:value-type="float" office:value="3.858095">
                <text:p>3.858095</text:p>
              </table:table-cell>
            </table:table-row>
            <table:table-row>
              <table:table-cell office:value-type="string">
                <text:p>Strassen 192</text:p>
                <draw:g>
                  <svg:desc>Sheet1.A71:Sheet1.A71</svg:desc>
                </draw:g>
              </table:table-cell>
              <table:table-cell office:value-type="float" office:value="0.0018213">
                <text:p>0.0018213</text:p>
                <draw:g>
                  <svg:desc>Sheet1.B71:Sheet1.F71</svg:desc>
                </draw:g>
              </table:table-cell>
              <table:table-cell office:value-type="float" office:value="0.0106473">
                <text:p>0.0106473</text:p>
              </table:table-cell>
              <table:table-cell office:value-type="float" office:value="0.0749559">
                <text:p>0.0749559</text:p>
              </table:table-cell>
              <table:table-cell office:value-type="float" office:value="0.5635304">
                <text:p>0.5635304</text:p>
              </table:table-cell>
              <table:table-cell office:value-type="float" office:value="3.994363">
                <text:p>3.9943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8cm" svg:y="4.201cm" style:legend-expansion="high" chart:style-name="ch2"/>
        <chart:plot-area chart:style-name="ch3" table:cell-range-address="Sheet1.B67:Sheet1.G67 Sheet1.A72:Sheet1.G72" chart:data-source-has-labels="both" svg:x="1.331cm" svg:y="0.18cm" svg:width="11.927cm" svg:height="7.659cm">
          <chartooo:coordinate-region svg:x="2.323cm" svg:y="0.379cm" svg:width="10.749cm" svg:height="6.813cm"/>
          <chart:axis chart:dimension="x" chart:name="primary-x" chart:style-name="ch4" chartooo:axis-type="text">
            <chart:title svg:x="6.562cm" svg:y="8.019cm" chart:style-name="ch5">
              <text:p>N (entier)</text:p>
            </chart:title>
            <chart:categories table:cell-range-address="Sheet1.B67:Sheet1.G67"/>
          </chart:axis>
          <chart:axis chart:dimension="y" chart:name="primary-y" chart:style-name="ch4">
            <chart:title svg:x="0.451cm" svg:y="5.614cm" chart:style-name="ch6">
              <text:p>Temps d'exécution (s)</text:p>
            </chart:title>
          </chart:axis>
          <chart:series chart:style-name="ch7" chart:values-cell-range-address="Sheet1.B72:Sheet1.G72" chart:label-cell-address="Sheet1.A72:Sheet1.A7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67:Sheet1.G67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Strassen 1</text:p>
                <draw:g>
                  <svg:desc>Sheet1.A72:Sheet1.A72</svg:desc>
                </draw:g>
              </table:table-cell>
              <table:table-cell office:value-type="float" office:value="0.1674452">
                <text:p>0.1674452</text:p>
                <draw:g>
                  <svg:desc>Sheet1.B72:Sheet1.G72</svg:desc>
                </draw:g>
              </table:table-cell>
              <table:table-cell office:value-type="float" office:value="1.134366">
                <text:p>1.134366</text:p>
              </table:table-cell>
              <table:table-cell office:value-type="float" office:value="8.030097">
                <text:p>8.030097</text:p>
              </table:table-cell>
              <table:table-cell office:value-type="float" office:value="54.1459">
                <text:p>54.1459</text:p>
              </table:table-cell>
              <table:table-cell office:value-type="float" office:value="383.3817">
                <text:p>383.3817</text:p>
              </table:table-cell>
              <table:table-cell office:value-type="float" office:value="2606.185">
                <text:p>2606.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12.493cm" xlink:href=".." xlink:type="simple" chart:class="chart:line" chart:style-name="ch1">
        <chart:legend chart:legend-position="end" svg:x="13.062cm" svg:y="5.2cm" style:legend-expansion="high" chart:style-name="ch2"/>
        <chart:plot-area chart:style-name="ch3" table:cell-range-address="Sheet1.A67:Sheet1.G67 Sheet1.A68:Sheet1.E71" chart:data-source-has-labels="both" svg:x="1.33cm" svg:y="0.249cm" svg:width="11.413cm" svg:height="11.014cm">
          <chartooo:coordinate-region svg:x="2.057cm" svg:y="0.448cm" svg:width="10.592cm" svg:height="10.168cm"/>
          <chart:axis chart:dimension="x" chart:name="primary-x" chart:style-name="ch4" chartooo:axis-type="text">
            <chart:title svg:x="6.304cm" svg:y="11.512cm" chart:style-name="ch5">
              <text:p>N (entier)</text:p>
            </chart:title>
            <chart:categories table:cell-range-address="Sheet1.B67:Sheet1.G67"/>
          </chart:axis>
          <chart:axis chart:dimension="y" chart:name="primary-y" chart:style-name="ch4">
            <chart:title svg:x="0.451cm" svg:y="7.361cm" chart:style-name="ch6">
              <text:p>Temps d'exécution (s)</text:p>
            </chart:title>
          </chart:axis>
          <chart:series chart:style-name="ch7" chart:values-cell-range-address="Sheet1.B68:Sheet1.E68" chart:label-cell-address="Sheet1.A68:Sheet1.A68" chart:class="chart:line">
            <chart:data-point chart:repeated="4"/>
          </chart:series>
          <chart:series chart:style-name="ch8" chart:values-cell-range-address="Sheet1.B69:Sheet1.E69" chart:label-cell-address="Sheet1.A69:Sheet1.A69" chart:class="chart:line">
            <chart:data-point chart:repeated="4"/>
          </chart:series>
          <chart:series chart:style-name="ch9" chart:values-cell-range-address="Sheet1.B70:Sheet1.E70" chart:label-cell-address="Sheet1.A70:Sheet1.A70" chart:class="chart:line">
            <chart:data-point chart:repeated="4"/>
          </chart:series>
          <chart:series chart:style-name="ch10" chart:values-cell-range-address="Sheet1.B71:Sheet1.E71" chart:label-cell-address="Sheet1.A71:Sheet1.A7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67:Sheet1.G67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onventionnel</text:p>
                <draw:g>
                  <svg:desc>Sheet1.A68:Sheet1.A68</svg:desc>
                </draw:g>
              </table:table-cell>
              <table:table-cell office:value-type="float" office:value="0.0019585">
                <text:p>0.0019585</text:p>
                <draw:g>
                  <svg:desc>Sheet1.B68:Sheet1.E68</svg:desc>
                </draw:g>
              </table:table-cell>
              <table:table-cell office:value-type="float" office:value="0.0097515">
                <text:p>0.0097515</text:p>
              </table:table-cell>
              <table:table-cell office:value-type="float" office:value="0.0800473">
                <text:p>0.0800473</text:p>
              </table:table-cell>
              <table:table-cell office:value-type="float" office:value="0.6188816">
                <text:p>0.6188816</text:p>
              </table:table-cell>
            </table:table-row>
            <table:table-row>
              <table:table-cell office:value-type="string">
                <text:p>Strassen 21</text:p>
                <draw:g>
                  <svg:desc>Sheet1.A69:Sheet1.A69</svg:desc>
                </draw:g>
              </table:table-cell>
              <table:table-cell office:value-type="float" office:value="0.001947">
                <text:p>0.001947</text:p>
                <draw:g>
                  <svg:desc>Sheet1.B69:Sheet1.E69</svg:desc>
                </draw:g>
              </table:table-cell>
              <table:table-cell office:value-type="float" office:value="0.0144706">
                <text:p>0.0144706</text:p>
              </table:table-cell>
              <table:table-cell office:value-type="float" office:value="0.1097531">
                <text:p>0.1097531</text:p>
              </table:table-cell>
              <table:table-cell office:value-type="float" office:value="0.7740674">
                <text:p>0.7740674</text:p>
              </table:table-cell>
            </table:table-row>
            <table:table-row>
              <table:table-cell office:value-type="string">
                <text:p>Strassen 64</text:p>
                <draw:g>
                  <svg:desc>Sheet1.A70:Sheet1.A70</svg:desc>
                </draw:g>
              </table:table-cell>
              <table:table-cell office:value-type="float" office:value="0.0020213">
                <text:p>0.0020213</text:p>
                <draw:g>
                  <svg:desc>Sheet1.B70:Sheet1.E70</svg:desc>
                </draw:g>
              </table:table-cell>
              <table:table-cell office:value-type="float" office:value="0.0108052">
                <text:p>0.0108052</text:p>
              </table:table-cell>
              <table:table-cell office:value-type="float" office:value="0.0756211">
                <text:p>0.0756211</text:p>
              </table:table-cell>
              <table:table-cell office:value-type="float" office:value="0.5484492">
                <text:p>0.5484492</text:p>
              </table:table-cell>
            </table:table-row>
            <table:table-row>
              <table:table-cell office:value-type="string">
                <text:p>Strassen 192</text:p>
                <draw:g>
                  <svg:desc>Sheet1.A71:Sheet1.A71</svg:desc>
                </draw:g>
              </table:table-cell>
              <table:table-cell office:value-type="float" office:value="0.0018213">
                <text:p>0.0018213</text:p>
                <draw:g>
                  <svg:desc>Sheet1.B71:Sheet1.E71</svg:desc>
                </draw:g>
              </table:table-cell>
              <table:table-cell office:value-type="float" office:value="0.0106473">
                <text:p>0.0106473</text:p>
              </table:table-cell>
              <table:table-cell office:value-type="float" office:value="0.0749559">
                <text:p>0.0749559</text:p>
              </table:table-cell>
              <table:table-cell office:value-type="float" office:value="0.5635304">
                <text:p>0.56353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1 0" chart:style-name="ch1">
        <chart:plot-area chart:style-name="ch2" table:cell-range-address="Sheet1.B67:Sheet1.G68 Sheet1.B74:Sheet1.G74" chart:data-source-has-labels="row" svg:x="0.32cm" svg:y="0.18cm" svg:width="15.36cm" svg:height="8.64cm">
          <chartooo:coordinate-region svg:x="1.127cm" svg:y="0.379cm" svg:width="14.088cm" svg:height="7.794cm"/>
          <chart:axis chart:dimension="x" chart:name="primary-x" chart:style-name="ch3" chartooo:axis-type="auto">
            <chart:categories table:cell-range-address="Sheet1.B67:Sheet1.G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8:Sheet1.G68" chart:class="chart:scatter">
            <chart:domain table:cell-range-address="Sheet1.B74:Sheet1.G74"/>
            <chart:regression-curve chart:style-name="ch7">
              <chart:equation chart:display-equation="true" chart:display-r-square="false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67:Sheet1.G67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32">
                <text:p>32</text:p>
                <draw:g>
                  <svg:desc>Sheet1.B74:Sheet1.G74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19585">
                <text:p>0.0019585</text:p>
                <draw:g>
                  <svg:desc>Sheet1.B68:Sheet1.G68</svg:desc>
                </draw:g>
              </table:table-cell>
              <table:table-cell office:value-type="float" office:value="0.0097515">
                <text:p>0.0097515</text:p>
              </table:table-cell>
              <table:table-cell office:value-type="float" office:value="0.0800473">
                <text:p>0.0800473</text:p>
              </table:table-cell>
              <table:table-cell office:value-type="float" office:value="0.6188816">
                <text:p>0.6188816</text:p>
              </table:table-cell>
              <table:table-cell office:value-type="float" office:value="5.044441">
                <text:p>5.044441</text:p>
              </table:table-cell>
              <table:table-cell office:value-type="float" office:value="45.62819">
                <text:p>45.628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02cm" svg:y="3.952cm" style:legend-expansion="high" chart:style-name="ch2"/>
        <chart:plot-area chart:style-name="ch3" table:cell-range-address="Sheet1.B67:Sheet1.G68" chart:data-source-has-labels="row" svg:x="0.32cm" svg:y="0.18cm" svg:width="10.762cm" svg:height="8.64cm">
          <chartooo:coordinate-region svg:x="1.127cm" svg:y="0.379cm" svg:width="9.769cm" svg:height="7.794cm"/>
          <chart:axis chart:dimension="x" chart:name="primary-x" chart:style-name="ch4" chartooo:axis-type="auto">
            <chartooo:date-scale/>
            <chart:categories table:cell-range-address="Sheet1.B67:Sheet1.G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8:Sheet1.G68" chart:class="chart:line">
            <chart:regression-curve chart:style-name="ch8">
              <chart:equation chart:display-equation="true" chart:display-r-square="fals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B67:Sheet1.G67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19585">
                <text:p>0.0019585</text:p>
                <draw:g>
                  <svg:desc>Sheet1.B68:Sheet1.G68</svg:desc>
                </draw:g>
              </table:table-cell>
              <table:table-cell office:value-type="float" office:value="0.0097515">
                <text:p>0.0097515</text:p>
              </table:table-cell>
              <table:table-cell office:value-type="float" office:value="0.0800473">
                <text:p>0.0800473</text:p>
              </table:table-cell>
              <table:table-cell office:value-type="float" office:value="0.6188816">
                <text:p>0.6188816</text:p>
              </table:table-cell>
              <table:table-cell office:value-type="float" office:value="5.044441">
                <text:p>5.044441</text:p>
              </table:table-cell>
              <table:table-cell office:value-type="float" office:value="45.62819">
                <text:p>45.628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